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799cm" fo:min-width="19.09cm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02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1.049cm" svg:x="1cm" svg:y="1cm">
          <text:p text:style-name="P1">Image-editor State-machi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27cm" svg:x="1.254cm" svg:y="2.397cm">
          <text:p text:style-name="P1">Selection </text:p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27cm" svg:x="1.254cm" svg:y="4.683cm"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4:26:15.525000000</meta:creation-date>
    <dc:date>2019-05-22T14:31:02.892000000</dc:date>
    <meta:editing-duration>PT4M45S</meta:editing-duration>
    <meta:editing-cycles>7</meta:editing-cycles>
    <meta:generator>LibreOffice/6.1.3.2$Windows_X86_64 LibreOffice_project/86daf60bf00efa86ad547e59e09d6bb77c699acb</meta:generator>
    <meta:document-statistic meta:object-count="3"/>
  </office:meta>
</office:document-meta>
</file>